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solid" draw:fill-color="#00ccff" draw:textarea-horizontal-align="justify" draw:textarea-vertical-align="middle" draw:auto-grow-height="false" fo:min-height="7.15cm" fo:min-width="5.4cm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000000" draw:marker-start-width="0.5cm" draw:marker-end-width="0.5cm" draw:fill="solid" draw:fill-color="#00ccff" draw:textarea-horizontal-align="justify" draw:textarea-vertical-align="middle" draw:auto-grow-height="false" fo:min-height="4.75cm" fo:min-width="3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45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fo:min-height="0.4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fo:min-height="0.5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fo:min-height="0.789cm" fo:padding-top="0cm" fo:padding-bottom="0cm" fo:padding-left="0cm" fo:padding-right="0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669900" draw:textarea-horizontal-align="justify" draw:textarea-vertical-align="middle" draw:auto-grow-height="false" fo:min-height="0.45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54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fo:min-height="0.649cm" fo:padding-top="0cm" fo:padding-bottom="0cm" fo:padding-left="0cm" fo:padding-right="0cm"/>
    </style:style>
    <style:style style:name="gr12" style:family="graphic" style:parent-style-name="standard">
      <style:graphic-properties svg:stroke-width="0.2cm" svg:stroke-color="#000000" draw:marker-start-width="0.5cm" draw:marker-end-width="0.5cm" draw:fill="solid" draw:fill-color="#00ccff" draw:textarea-horizontal-align="justify" draw:textarea-vertical-align="middle" draw:auto-grow-height="false" fo:min-height="7.05cm" fo:min-width="5.3cm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000000" draw:marker-start-width="0.5cm" draw:marker-end-width="0.5cm" draw:fill="solid" draw:fill-color="#00ccff" draw:textarea-horizontal-align="justify" draw:textarea-vertical-align="middle" draw:auto-grow-height="false" fo:min-height="4.65cm" fo:min-width="2.9cm" fo:padding-top="0.225cm" fo:padding-bottom="0.225cm" fo:padding-left="0.35cm" fo:padding-right="0.35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669900" draw:textarea-horizontal-align="justify" draw:textarea-vertical-align="middle" draw:auto-grow-height="false" fo:min-height="0.35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95cm"/>
    </style:style>
    <style:style style:name="co1" style:family="table-column">
      <style:table-column-properties style:column-width="7.604cm" style:use-optimal-column-width="false"/>
    </style:style>
    <style:style style:name="co2" style:family="table-column">
      <style:table-column-properties style:column-width="7.60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draw:fill="none" draw:fill-color="#ffffff" draw:fill-image-width="0cm" draw:fill-image-height="0cm" style:repeat="repeat"/>
      <style:paragraph-properties fo:border="0.14pt solid #000000"/>
      <style:text-properties fo:font-weight="bold" style:font-weight-asian="bold" style:font-weight-complex="bold"/>
    </style:style>
    <style:style style:name="ce2" style:family="table-cell">
      <style:graphic-properties draw:fill="none" draw:fill-color="#ffffff" draw:fill-image-width="0cm" draw:fill-image-height="0cm" style:repeat="repeat"/>
      <style:paragraph-properties fo:border="0.14pt solid #000000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7.5cm" svg:x="2cm" svg:y="11.3cm">
          <text:p text:style-name="P1"><text:span text:style-name="T1"><text:line-break/></text:span><text:span text:style-name="T1"><text:line-break/></text:span><text:span text:style-name="T1">Arduino #0</text:span><text:span text:style-name="T1"><text:line-break/></text:span><text:span text:style-name="T1">(Master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5.1cm" svg:x="3.1cm" svg:y="4.1cm">
          <text:p text:style-name="P2"><text:span text:style-name="T1">RS485/</text:span><text:span text:style-name="T1"><text:line-break/></text:span><text:span text:style-name="T1">TTL</text:span><text:span text:style-name="T1"><text:line-break/></text:span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cm" svg:y1="9.2cm" svg:x2="3.8cm" svg:y2="11.3cm">
          <text:p/>
        </draw:line>
        <draw:line draw:style-name="gr3" draw:text-style-name="P2" draw:layer="layout" svg:x1="5.267cm" svg:y1="9.2cm" svg:x2="5.267cm" svg:y2="10.1cm">
          <text:p/>
        </draw:line>
        <draw:line draw:style-name="gr3" draw:text-style-name="P2" draw:layer="layout" svg:x1="6cm" svg:y1="9.2cm" svg:x2="6cm" svg:y2="11.3cm">
          <text:p/>
        </draw:line>
        <draw:line draw:style-name="gr3" draw:text-style-name="P2" draw:layer="layout" svg:x1="4.533cm" svg:y1="9.2cm" svg:x2="4.533cm" svg:y2="11.3cm">
          <text:p/>
        </draw:line>
        <draw:line draw:style-name="gr4" draw:text-style-name="P2" draw:layer="layout" svg:x1="4.578cm" svg:y1="10.1cm" svg:x2="5.278cm" svg:y2="10.1cm">
          <text:p/>
        </draw:line>
        <draw:frame draw:style-name="gr5" draw:text-style-name="P4" draw:layer="layout" svg:width="0.7cm" svg:height="0.45cm" svg:x="3.54cm" svg:y="8.464cm">
          <draw:text-box>
            <text:p text:style-name="P3"><text:span text:style-name="T2">RO</text:span></text:p>
          </draw:text-box>
        </draw:frame>
        <draw:frame draw:style-name="gr5" draw:text-style-name="P4" draw:layer="layout" svg:width="0.7cm" svg:height="0.45cm" svg:x="4.196cm" svg:y="8.464cm">
          <draw:text-box>
            <text:p text:style-name="P3"><text:span text:style-name="T2">RE</text:span></text:p>
          </draw:text-box>
        </draw:frame>
        <draw:frame draw:style-name="gr6" draw:text-style-name="P3" draw:layer="layout" svg:width="0.7cm" svg:height="0.4cm" svg:x="4.864cm" svg:y="8.464cm">
          <draw:text-box>
            <text:p text:style-name="P3"><text:span text:style-name="T2">DE</text:span></text:p>
          </draw:text-box>
        </draw:frame>
        <draw:frame draw:style-name="gr5" draw:text-style-name="P4" draw:layer="layout" svg:width="0.7cm" svg:height="0.45cm" svg:x="5.6cm" svg:y="8.464cm">
          <draw:text-box>
            <text:p text:style-name="P3"><text:span text:style-name="T2">DI</text:span></text:p>
          </draw:text-box>
        </draw:frame>
        <draw:frame draw:style-name="gr7" draw:text-style-name="P3" draw:layer="layout" svg:width="2.2cm" svg:height="0.5cm" draw:transform="rotate (1.5707963267949) translate (3.6cm 13.5cm)">
          <draw:text-box>
            <text:p text:style-name="P3"><text:span text:style-name="T2">SSerialRX</text:span></text:p>
          </draw:text-box>
        </draw:frame>
        <draw:frame draw:style-name="gr7" draw:text-style-name="P3" draw:layer="layout" svg:width="2.2cm" svg:height="0.5cm" draw:transform="rotate (1.5707963267949) translate (5.8cm 13.5cm)">
          <draw:text-box>
            <text:p text:style-name="P3"><text:span text:style-name="T2">SSerialTX</text:span></text:p>
          </draw:text-box>
        </draw:frame>
        <draw:frame draw:style-name="gr8" draw:text-style-name="P3" draw:layer="layout" svg:width="3.3cm" svg:height="0.789cm" draw:transform="rotate (1.5707963267949) translate (4.4cm 14.6cm)">
          <draw:text-box>
            <text:p text:style-name="P3"><text:span text:style-name="T2">SSerialTXControl</text:span></text:p>
          </draw:text-box>
        </draw:frame>
        <draw:line draw:style-name="gr4" draw:text-style-name="P2" draw:layer="layout" svg:x1="1.6cm" svg:y1="1.6cm" svg:x2="19.8cm" svg:y2="1.6cm">
          <text:p/>
        </draw:line>
        <draw:line draw:style-name="gr4" draw:text-style-name="P2" draw:layer="layout" svg:x1="1.6cm" svg:y1="2.6cm" svg:x2="19.8cm" svg:y2="2.6cm">
          <text:p/>
        </draw:line>
        <draw:custom-shape draw:style-name="gr9" draw:text-style-name="P5" draw:layer="layout" svg:width="0.5cm" svg:height="0.7cm" svg:x="4.4cm" svg:y="4.5cm"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7cm" svg:x="4.9cm" svg:y="4.5cm">
          <text:p text:style-name="P1"><text:span text:style-name="T3">A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658cm" svg:y1="4.5cm" svg:x2="4.658cm" svg:y2="1.6cm">
          <text:p/>
        </draw:line>
        <draw:line draw:style-name="gr4" draw:text-style-name="P2" draw:layer="layout" svg:x1="5.158cm" svg:y1="4.5cm" svg:x2="5.158cm" svg:y2="2.6cm">
          <text:p/>
        </draw:line>
        <draw:frame draw:style-name="gr8" draw:text-style-name="P3" draw:layer="layout" svg:width="0.9cm" svg:height="0.789cm" svg:x="3.3cm" svg:y="4.7cm">
          <draw:text-box>
            <text:p text:style-name="P3"><text:span text:style-name="T2">VCC</text:span></text:p>
          </draw:text-box>
        </draw:frame>
        <draw:frame draw:style-name="gr8" draw:text-style-name="P3" draw:layer="layout" svg:width="0.9cm" svg:height="0.789cm" svg:x="5.7cm" svg:y="4.7cm">
          <draw:text-box>
            <text:p text:style-name="P3"><text:span text:style-name="T2">GND</text:span></text:p>
          </draw:text-box>
        </draw:frame>
        <draw:polyline draw:style-name="gr4" draw:text-style-name="P2" draw:layer="layout" svg:width="0.499cm" svg:height="6.399cm" draw:transform="rotate (-3.14159265358979) translate (3.1cm 11.3cm)" svg:viewBox="0 0 500 6400" draw:points="0,6400 500,6400 500,0">
          <text:p/>
        </draw:polyline>
        <draw:polyline draw:style-name="gr4" draw:text-style-name="P2" draw:layer="layout" svg:width="0.499cm" svg:height="6.399cm" draw:transform="rotate (-3.14159265358979) translate (7.2cm 11.3cm)" svg:viewBox="0 0 500 6400" draw:points="500,6400 0,6400 0,0">
          <text:p/>
        </draw:polyline>
        <draw:polyline draw:style-name="gr4" draw:text-style-name="P2" draw:layer="layout" svg:width="0.499cm" svg:height="6.399cm" draw:transform="rotate (-3.14159265358979) translate (3.1cm 11.3cm)" svg:viewBox="0 0 500 6400" draw:points="0,6400 500,6400 500,0">
          <text:p/>
        </draw:polyline>
        <draw:frame draw:style-name="gr10" draw:text-style-name="P3" draw:layer="layout" svg:width="0.9cm" svg:height="0.54cm" draw:transform="rotate (1.5707963267949) translate (7.06cm 12.44cm)">
          <draw:text-box>
            <text:p text:style-name="P3"><text:span text:style-name="T2">GND</text:span></text:p>
          </draw:text-box>
        </draw:frame>
        <draw:frame draw:style-name="gr11" draw:text-style-name="P3" draw:layer="layout" svg:width="0.9cm" svg:height="0.649cm" draw:transform="rotate (1.5707963267949) translate (2.451cm 12.36cm)">
          <draw:text-box>
            <text:p text:style-name="P3"><text:span text:style-name="T2">+5V</text:span></text:p>
          </draw:text-box>
        </draw:frame>
        <draw:custom-shape draw:style-name="gr12" draw:text-style-name="P1" draw:layer="layout" svg:width="6cm" svg:height="7.5cm" svg:x="12.2cm" svg:y="11.325cm">
          <text:p text:style-name="P1"><text:span text:style-name="T1"><text:line-break/></text:span><text:span text:style-name="T1"><text:line-break/></text:span><text:span text:style-name="T1">Arduino #n</text:span><text:span text:style-name="T1"><text:line-break/></text:span><text:span text:style-name="T1">(Master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6cm" svg:height="5.1cm" svg:x="13.3cm" svg:y="4.125cm">
          <text:p text:style-name="P2"><text:span text:style-name="T1">RS485/</text:span><text:span text:style-name="T1"><text:line-break/></text:span><text:span text:style-name="T1">TTL</text:span><text:span text:style-name="T1"><text:line-break/></text:span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cm" svg:y1="9.225cm" svg:x2="14cm" svg:y2="11.325cm">
          <text:p/>
        </draw:line>
        <draw:line draw:style-name="gr3" draw:text-style-name="P2" draw:layer="layout" svg:x1="15.467cm" svg:y1="9.225cm" svg:x2="15.467cm" svg:y2="10.125cm">
          <text:p/>
        </draw:line>
        <draw:line draw:style-name="gr3" draw:text-style-name="P2" draw:layer="layout" svg:x1="16.2cm" svg:y1="9.225cm" svg:x2="16.2cm" svg:y2="11.325cm">
          <text:p/>
        </draw:line>
        <draw:line draw:style-name="gr3" draw:text-style-name="P2" draw:layer="layout" svg:x1="14.733cm" svg:y1="9.225cm" svg:x2="14.733cm" svg:y2="11.325cm">
          <text:p/>
        </draw:line>
        <draw:line draw:style-name="gr4" draw:text-style-name="P2" draw:layer="layout" svg:x1="14.778cm" svg:y1="10.125cm" svg:x2="15.478cm" svg:y2="10.125cm">
          <text:p/>
        </draw:line>
        <draw:frame draw:style-name="gr5" draw:text-style-name="P4" draw:layer="layout" svg:width="0.7cm" svg:height="0.45cm" svg:x="13.74cm" svg:y="8.489cm">
          <draw:text-box>
            <text:p text:style-name="P3"><text:span text:style-name="T2">RO</text:span></text:p>
          </draw:text-box>
        </draw:frame>
        <draw:frame draw:style-name="gr5" draw:text-style-name="P4" draw:layer="layout" svg:width="0.7cm" svg:height="0.45cm" svg:x="14.396cm" svg:y="8.489cm">
          <draw:text-box>
            <text:p text:style-name="P3"><text:span text:style-name="T2">RE</text:span></text:p>
          </draw:text-box>
        </draw:frame>
        <draw:frame draw:style-name="gr6" draw:text-style-name="P3" draw:layer="layout" svg:width="0.7cm" svg:height="0.4cm" svg:x="15.064cm" svg:y="8.489cm">
          <draw:text-box>
            <text:p text:style-name="P3"><text:span text:style-name="T2">DE</text:span></text:p>
          </draw:text-box>
        </draw:frame>
        <draw:frame draw:style-name="gr5" draw:text-style-name="P4" draw:layer="layout" svg:width="0.7cm" svg:height="0.45cm" svg:x="15.8cm" svg:y="8.489cm">
          <draw:text-box>
            <text:p text:style-name="P3"><text:span text:style-name="T2">DI</text:span></text:p>
          </draw:text-box>
        </draw:frame>
        <draw:frame draw:style-name="gr7" draw:text-style-name="P3" draw:layer="layout" svg:width="2.2cm" svg:height="0.5cm" draw:transform="rotate (1.5707963267949) translate (13.8cm 13.525cm)">
          <draw:text-box>
            <text:p text:style-name="P3"><text:span text:style-name="T2">SSerialRX</text:span></text:p>
          </draw:text-box>
        </draw:frame>
        <draw:frame draw:style-name="gr7" draw:text-style-name="P3" draw:layer="layout" svg:width="2.2cm" svg:height="0.5cm" draw:transform="rotate (1.5707963267949) translate (16cm 13.525cm)">
          <draw:text-box>
            <text:p text:style-name="P3"><text:span text:style-name="T2">SSerialTX</text:span></text:p>
          </draw:text-box>
        </draw:frame>
        <draw:frame draw:style-name="gr8" draw:text-style-name="P3" draw:layer="layout" svg:width="3.3cm" svg:height="0.789cm" draw:transform="rotate (1.5707963267949) translate (14.6cm 14.625cm)">
          <draw:text-box>
            <text:p text:style-name="P3"><text:span text:style-name="T2">SSerialTXControl</text:span></text:p>
          </draw:text-box>
        </draw:frame>
        <draw:custom-shape draw:style-name="gr14" draw:text-style-name="P5" draw:layer="layout" svg:width="0.5cm" svg:height="0.7cm" svg:x="14.6cm" svg:y="4.525cm"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5cm" svg:height="0.7cm" svg:x="15.1cm" svg:y="4.525cm">
          <text:p text:style-name="P1"><text:span text:style-name="T3">A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858cm" svg:y1="4.525cm" svg:x2="14.858cm" svg:y2="1.625cm">
          <text:p/>
        </draw:line>
        <draw:line draw:style-name="gr4" draw:text-style-name="P2" draw:layer="layout" svg:x1="15.358cm" svg:y1="4.525cm" svg:x2="15.358cm" svg:y2="2.625cm">
          <text:p/>
        </draw:line>
        <draw:frame draw:style-name="gr8" draw:text-style-name="P3" draw:layer="layout" svg:width="0.9cm" svg:height="0.789cm" svg:x="13.5cm" svg:y="4.725cm">
          <draw:text-box>
            <text:p text:style-name="P3"><text:span text:style-name="T2">VCC</text:span></text:p>
          </draw:text-box>
        </draw:frame>
        <draw:frame draw:style-name="gr8" draw:text-style-name="P3" draw:layer="layout" svg:width="0.9cm" svg:height="0.789cm" svg:x="15.9cm" svg:y="4.725cm">
          <draw:text-box>
            <text:p text:style-name="P3"><text:span text:style-name="T2">GND</text:span></text:p>
          </draw:text-box>
        </draw:frame>
        <draw:polyline draw:style-name="gr4" draw:text-style-name="P2" draw:layer="layout" svg:width="0.499cm" svg:height="6.399cm" draw:transform="rotate (-3.14159265358979) translate (13.3cm 11.325cm)" svg:viewBox="0 0 500 6400" draw:points="0,6400 500,6400 500,0">
          <text:p/>
        </draw:polyline>
        <draw:polyline draw:style-name="gr4" draw:text-style-name="P2" draw:layer="layout" svg:width="0.499cm" svg:height="6.399cm" draw:transform="rotate (-3.14159265358979) translate (17.4cm 11.325cm)" svg:viewBox="0 0 500 6400" draw:points="500,6400 0,6400 0,0">
          <text:p/>
        </draw:polyline>
        <draw:polyline draw:style-name="gr4" draw:text-style-name="P2" draw:layer="layout" svg:width="0.499cm" svg:height="6.399cm" draw:transform="rotate (-3.14159265358979) translate (13.3cm 11.325cm)" svg:viewBox="0 0 500 6400" draw:points="0,6400 500,6400 500,0">
          <text:p/>
        </draw:polyline>
        <draw:frame draw:style-name="gr10" draw:text-style-name="P3" draw:layer="layout" svg:width="0.9cm" svg:height="0.54cm" draw:transform="rotate (1.5707963267949) translate (17.26cm 12.465cm)">
          <draw:text-box>
            <text:p text:style-name="P3"><text:span text:style-name="T2">GND</text:span></text:p>
          </draw:text-box>
        </draw:frame>
        <draw:frame draw:style-name="gr11" draw:text-style-name="P3" draw:layer="layout" svg:width="0.9cm" svg:height="0.649cm" draw:transform="rotate (1.5707963267949) translate (12.651cm 12.385cm)">
          <draw:text-box>
            <text:p text:style-name="P3"><text:span text:style-name="T2">+5V</text:span></text:p>
          </draw:text-box>
        </draw:frame>
        <draw:frame draw:style-name="gr15" draw:text-style-name="P6" draw:layer="layout" svg:width="2.5cm" svg:height="1.987cm" svg:x="9.1cm" svg:y="13.9cm">
          <draw:text-box>
            <text:p text:style-name="P6"><text:span text:style-name="T4">...</text:span></text:p>
          </draw:text-box>
        </draw:frame>
        <draw:frame draw:style-name="standard" draw:layer="layout" svg:width="15.209cm" svg:height="3.887cm" svg:x="3.09cm" svg:y="20.6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Name in the Diagram</text:p>
              </table:table-cell>
              <table:table-cell>
                <text:p text:style-name="P7">Pin No. in the Example</text:p>
              </table:table-cell>
            </table:table-row>
            <table:table-row table:style-name="ro2" table:default-cell-style-name="ce2">
              <table:table-cell>
                <text:p>SSerialRX</text:p>
              </table:table-cell>
              <table:table-cell>
                <text:p>10</text:p>
              </table:table-cell>
            </table:table-row>
            <table:table-row table:style-name="ro2" table:default-cell-style-name="ce2">
              <table:table-cell>
                <text:p>SSerialTX</text:p>
              </table:table-cell>
              <table:table-cell>
                <text:p>11</text:p>
              </table:table-cell>
            </table:table-row>
            <table:table-row table:style-name="ro2" table:default-cell-style-name="ce2">
              <table:table-cell>
                <text:p>SSerialTXControl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06:45:43.964000000</meta:creation-date>
    <dc:date>2018-07-12T07:21:46.034000000</dc:date>
    <meta:editing-duration>PT36M</meta:editing-duration>
    <meta:editing-cycles>7</meta:editing-cycles>
    <meta:generator>LibreOffice/4.3.3.2$Windows_x86 LibreOffice_project/9bb7eadab57b6755b1265afa86e04bf45fbfc644</meta:generator>
    <meta:document-statistic meta:object-count="54"/>
  </office:meta>
</office:document-meta>
</file>